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cm"/>
    </style:style>
    <style:style style:name="co2" style:family="table-column">
      <style:table-column-properties fo:break-before="auto" style:column-width="0.69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93cm"/>
    </style:style>
    <style:style style:name="co5" style:family="table-column">
      <style:table-column-properties fo:break-before="auto" style:column-width="0.504cm"/>
    </style:style>
    <style:style style:name="co6" style:family="table-column">
      <style:table-column-properties fo:break-before="auto" style:column-width="0.699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2.755cm"/>
    </style:style>
    <style:style style:name="co9" style:family="table-column">
      <style:table-column-properties fo:break-before="auto" style:column-width="4.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 fo:border="0.002cm solid #000000"/>
    </style:style>
    <style:style style:name="ce2" style:family="table-cell" style:parent-style-name="Default">
      <style:table-cell-properties fo:background-color="#ff3333" fo:border="0.002cm solid #000000"/>
    </style:style>
    <style:style style:name="ce3" style:family="table-cell" style:parent-style-name="Default">
      <style:table-cell-properties fo:background-color="#6666ff" fo:border="0.002cm solid #000000"/>
    </style:style>
    <style:style style:name="ce4" style:family="table-cell" style:parent-style-name="Default">
      <style:table-cell-properties fo:background-color="#ff9900" fo:border="0.002cm solid #000000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9900ff" fo:border="0.002cm solid #000000"/>
    </style:style>
    <style:style style:name="ce7" style:family="table-cell" style:parent-style-name="Default">
      <style:table-cell-properties fo:background-color="#ff950e" fo:border="0.002cm solid #000000"/>
    </style:style>
    <style:style style:name="ce8" style:family="table-cell" style:parent-style-name="Default">
      <style:table-cell-properties fo:background-color="#cc9900" fo:border="0.002cm solid #000000"/>
    </style:style>
    <style:style style:name="ce9" style:family="table-cell" style:parent-style-name="Default">
      <style:table-cell-properties fo:background-color="#ccff00" fo:border="0.002cm solid #000000"/>
    </style:style>
    <style:style style:name="ce10" style:family="table-cell" style:parent-style-name="Default">
      <style:table-cell-properties fo:background-color="#ff0000" fo:border="0.002cm solid #000000"/>
    </style:style>
  </office:automatic-styles>
  <office:body>
    <office:spreadsheet>
      <table:table table:name="10x10_test" table:style-name="ta1" table:print="false">
        <table:table-column table:style-name="co1" table:number-columns-repeated="4" table:default-cell-style-name="ce1"/>
        <table:table-column table:style-name="co1" table:default-cell-style-name="ce2"/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101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IterativeDeeping</text:p>
          </table:table-cell>
          <table:table-cell office:value-type="float" office:value="2478">
            <text:p>2478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IDA*</text:p>
          </table:table-cell>
          <table:table-cell office:value-type="float" office:value="22316">
            <text:p>22316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A*</text:p>
          </table:table-cell>
          <table:table-cell office:value-type="float" office:value="431">
            <text:p>431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5"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5" table:number-columns-repeated="101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5"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5"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1014"/>
        </table:table-row>
      </table:table>
      <table:table table:name="10x10_hard" table:style-name="ta1" table:print="false">
        <table:table-column table:style-name="co5" table:number-columns-repeated="6" table:default-cell-style-name="ce1"/>
        <table:table-column table:style-name="co5" table:default-cell-style-name="ce2"/>
        <table:table-column table:style-name="co5" table:number-columns-repeated="2" table:default-cell-style-name="ce1"/>
        <table:table-column table:style-name="co6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6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IterativeDeeping</text:p>
          </table:table-cell>
          <table:table-cell office:value-type="float" office:value="3020">
            <text:p>30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IDA*</text:p>
          </table:table-cell>
          <table:table-cell office:value-type="float" office:value="53303">
            <text:p>533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A*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</table:table>
      <table:table table:name="10x10_hard_multiple" table:style-name="ta1" table:print="false">
        <table:table-column table:style-name="co1" table:number-columns-repeated="6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6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IterativeDeeping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IDA*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A*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9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</table:table>
      <table:table table:name="10x10_test_cost" table:style-name="ta1" table:print="false"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IterativeDeeping</text:p>
          </table:table-cell>
          <table:table-cell office:value-type="string">
            <text:p>Non applicabile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IDA*</text:p>
          </table:table-cell>
          <table:table-cell office:value-type="float" office:value="22063">
            <text:p>22063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A*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5"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5" table:number-columns-repeated="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5"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5"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>
            <text:p>costo(4,2,3,2,40).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>
            <text:p>costo(2,4,1,4,10).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>
            <text:p>costo(9,8,8,8,67).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>
            <text:p>costo(8,9,7,9,100).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>
            <text:p>costo(7,8,7,9,100).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>
            <text:p>Soluzione A*: [est,nord,nord,nord,est,est,est,sud,sud,sud,sud,sud,sud,sud,sud,est,est,est,est,nord,nord,ovest]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>
            <text:p>Soluzione IDA*: [nord,nord,nord,est,est,est,est,sud,sud,sud,sud,sud,sud,sud,sud,est,est,nord,nord,est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3"/>
        </table:table-row>
      </table:table>
      <table:table table:name="10x10_nosolutions" table:style-name="ta1" table:print="false">
        <table:table-column table:style-name="co1" table:number-columns-repeated="6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6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IterativeDeeping</text:p>
          </table:table-cell>
          <table:table-cell office:value-type="string">
            <text:p>Non termi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IDA*</text:p>
          </table:table-cell>
          <table:table-cell office:value-type="string">
            <text:p>Terminato negativamente dopo circa un'ora. MaxDepth 3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A*</text:p>
          </table:table-cell>
          <table:table-cell office:value-type="string">
            <text:p>78 capendo che non c'è una soluzio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/>
        </table:table-row>
      </table:table>
      <table:table table:name="20x20_test" table:style-name="ta1" table:print="false">
        <table:table-column table:style-name="co1" table:number-columns-repeated="8" table:default-cell-style-name="ce1"/>
        <table:table-column table:style-name="co1" table:default-cell-style-name="ce10"/>
        <table:table-column table:style-name="co2" table:number-columns-repeated="11" table:default-cell-style-name="ce1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10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IterativeDeeping</text:p>
          </table:table-cell>
          <table:table-cell office:value-type="float" office:value="5324174">
            <text:p>532417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10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IDA*</text:p>
          </table:table-cell>
          <table:table-cell office:value-type="string">
            <text:p>Non terminat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10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A*</text:p>
          </table:table-cell>
          <table:table-cell office:value-type="float" office:value="1195">
            <text:p>11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10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10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/>
        </table:table-row>
      </table:table>
      <table:table table:name="5x5_hard" table:style-name="ta1" table:print="false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6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/>
          <table:table-cell office:value-type="string">
            <text:p>IterativeDeeping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string">
            <text:p>IDA*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*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number-columns-repeated="3"/>
        </table:table-row>
      </table:table>
      <table:table table:name="5x5_test" table:style-name="ta1" table:print="false">
        <table:table-column table:style-name="co1" table:number-columns-repeated="5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6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IterativeDeeping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IDA*</text:p>
          </table:table-cell>
          <table:table-cell office:value-type="float" office:value="12">
            <text:p>12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A*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number-columns-repeated="7"/>
        </table:table-row>
      </table:table>
      <table:table table:name="5x5_nosolutions" table:style-name="ta1" table:print="false">
        <table:table-column table:style-name="co1" table:number-columns-repeated="5" table:default-cell-style-name="ce1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row table:style-name="ro1">
          <table:table-cell table:style-name="ce6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string">
            <text:p>IterativeDeeping</text:p>
          </table:table-cell>
          <table:table-cell office:value-type="string">
            <text:p>Non termi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string">
            <text:p>IDA*</text:p>
          </table:table-cell>
          <table:table-cell office:value-type="string">
            <text:p>Nessuna soluzione – terminato in brevissimo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*</text:p>
          </table:table-cell>
          <table:table-cell office:value-type="string">
            <text:p>31 – Nessuna soluzion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5">05/03/2020</text:date>, <text:time>20.15.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3H57M56S</meta:editing-duration>
    <meta:editing-cycles>31</meta:editing-cycles>
    <meta:generator>OpenOffice/4.1.3$Win32 OpenOffice.org_project/413m1$Build-9783</meta:generator>
    <dc:date>2020-03-05T20:15:27.28</dc:date>
    <dc:creator>Salvatore Coluccia</dc:creator>
    <meta:document-statistic meta:table-count="9" meta:cell-count="1036" meta:object-count="0"/>
    <meta:user-defined meta:name="Info 1"/>
    <meta:user-defined meta:name="Info 2"/>
    <meta:user-defined meta:name="Info 3"/>
    <meta:user-defined meta:name="Info 4"/>
  </office:meta>
</office:document-meta>
</file>